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RFSE_MinMax_C4G_KI04_2016_10_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2565855331" calcext:value-type="float">
            <text:p>0.672565855331</text:p>
          </table:table-cell>
          <table:table-cell office:value-type="float" office:value="0.538363875418" calcext:value-type="float">
            <text:p>0.538363875418</text:p>
          </table:table-cell>
          <table:table-cell office:value-type="float" office:value="0.408373" calcext:value-type="float">
            <text:p>0.408373</text:p>
          </table:table-cell>
          <table:table-cell office:value-type="float" office:value="0.640627077097" calcext:value-type="float">
            <text:p>0.640627077097</text:p>
          </table:table-cell>
          <table:table-cell office:value-type="float" office:value="0.598028359789" calcext:value-type="float">
            <text:p>0.59802835978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519808477" calcext:value-type="float">
            <text:p>0.64519808477</text:p>
          </table:table-cell>
          <table:table-cell office:value-type="float" office:value="0.574256312064" calcext:value-type="float">
            <text:p>0.574256312064</text:p>
          </table:table-cell>
          <table:table-cell office:value-type="float" office:value="0.404161" calcext:value-type="float">
            <text:p>0.404161</text:p>
          </table:table-cell>
          <table:table-cell office:value-type="float" office:value="0.629641313343" calcext:value-type="float">
            <text:p>0.629641313343</text:p>
          </table:table-cell>
          <table:table-cell office:value-type="float" office:value="0.60766367922" calcext:value-type="float">
            <text:p>0.607663679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4786284794" calcext:value-type="float">
            <text:p>0.614786284794</text:p>
          </table:table-cell>
          <table:table-cell office:value-type="float" office:value="0.667929750652" calcext:value-type="float">
            <text:p>0.667929750652</text:p>
          </table:table-cell>
          <table:table-cell office:value-type="float" office:value="0.510038" calcext:value-type="float">
            <text:p>0.510038</text:p>
          </table:table-cell>
          <table:table-cell office:value-type="float" office:value="0.624727505355" calcext:value-type="float">
            <text:p>0.624727505355</text:p>
          </table:table-cell>
          <table:table-cell office:value-type="float" office:value="0.640257139631" calcext:value-type="float">
            <text:p>0.6402571396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5215497719" calcext:value-type="float">
            <text:p>0.665215497719</text:p>
          </table:table-cell>
          <table:table-cell office:value-type="float" office:value="0.529592218853" calcext:value-type="float">
            <text:p>0.529592218853</text:p>
          </table:table-cell>
          <table:table-cell office:value-type="float" office:value="0.407838" calcext:value-type="float">
            <text:p>0.407838</text:p>
          </table:table-cell>
          <table:table-cell office:value-type="float" office:value="0.632804514304" calcext:value-type="float">
            <text:p>0.632804514304</text:p>
          </table:table-cell>
          <table:table-cell office:value-type="float" office:value="0.589706521922" calcext:value-type="float">
            <text:p>0.589706521922</text:p>
          </table:table-cell>
        </table:table-row>
        <table:table-row table:style-name="ro1">
          <table:table-cell table:number-columns-repeated="6"/>
          <table:table-cell table:style-name="ce1" table:formula="of:=AVERAGE([.G1:.G4])" office:value-type="float" office:value="0.6494414306535" calcext:value-type="float">
            <text:p>0.6494414306535</text:p>
          </table:table-cell>
          <table:table-cell table:style-name="ce1" table:formula="of:=AVERAGE([.H1:.H4])" office:value-type="float" office:value="0.57753553924675" calcext:value-type="float">
            <text:p>0.57753553924675</text:p>
          </table:table-cell>
          <table:table-cell table:style-name="ce1" table:formula="of:=AVERAGE([.I1:.I4])" office:value-type="float" office:value="0.4326025" calcext:value-type="float">
            <text:p>0.4326025</text:p>
          </table:table-cell>
          <table:table-cell table:style-name="ce1" table:formula="of:=AVERAGE([.J1:.J4])" office:value-type="float" office:value="0.63195010252475" calcext:value-type="float">
            <text:p>0.63195010252475</text:p>
          </table:table-cell>
          <table:table-cell table:style-name="ce1" table:formula="of:=AVERAGE([.K1:.K4])" office:value-type="float" office:value="0.6089139251405" calcext:value-type="float">
            <text:p>0.6089139251405</text:p>
          </table:table-cell>
        </table:table-row>
        <table:table-row table:style-name="ro1">
          <table:table-cell table:number-columns-repeated="6"/>
          <table:table-cell table:style-name="ce2" table:formula="of:=STDEV([.G1:.G4])" office:value-type="float" office:value="0.0258363137675282" calcext:value-type="float">
            <text:p>0.025836313767528</text:p>
          </table:table-cell>
          <table:table-cell table:style-name="ce2" table:formula="of:=STDEV([.H1:.H4])" office:value-type="float" office:value="0.063284669033354" calcext:value-type="float">
            <text:p>0.063284669033354</text:p>
          </table:table-cell>
          <table:table-cell table:style-name="ce2" table:formula="of:=STDEV([.I1:.I4])" office:value-type="float" office:value="0.051657605806567" calcext:value-type="float">
            <text:p>0.051657605806567</text:p>
          </table:table-cell>
          <table:table-cell table:style-name="ce2" table:formula="of:=STDEV([.J1:.J4])" office:value-type="float" office:value="0.00667123987921886" calcext:value-type="float">
            <text:p>0.006671239879219</text:p>
          </table:table-cell>
          <table:table-cell table:style-name="ce2" table:formula="of:=STDEV([.K1:.K4])" office:value-type="float" office:value="0.022146332133328" calcext:value-type="float">
            <text:p>0.0221463321333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16723289033" calcext:value-type="float">
            <text:p>0.616723289033</text:p>
          </table:table-cell>
          <table:table-cell office:value-type="float" office:value="0.600013915823" calcext:value-type="float">
            <text:p>0.600013915823</text:p>
          </table:table-cell>
          <table:table-cell office:value-type="float" office:value="0.411755" calcext:value-type="float">
            <text:p>0.411755</text:p>
          </table:table-cell>
          <table:table-cell office:value-type="float" office:value="0.613307374322" calcext:value-type="float">
            <text:p>0.613307374322</text:p>
          </table:table-cell>
          <table:table-cell office:value-type="float" office:value="0.608253868058" calcext:value-type="float">
            <text:p>0.60825386805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17221401632" calcext:value-type="float">
            <text:p>0.617221401632</text:p>
          </table:table-cell>
          <table:table-cell office:value-type="float" office:value="0.607490945096" calcext:value-type="float">
            <text:p>0.607490945096</text:p>
          </table:table-cell>
          <table:table-cell office:value-type="float" office:value="0.415064" calcext:value-type="float">
            <text:p>0.415064</text:p>
          </table:table-cell>
          <table:table-cell office:value-type="float" office:value="0.615250452817" calcext:value-type="float">
            <text:p>0.615250452817</text:p>
          </table:table-cell>
          <table:table-cell office:value-type="float" office:value="0.612317518661" calcext:value-type="float">
            <text:p>0.61231751866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0885144212" calcext:value-type="float">
            <text:p>0.60885144212</text:p>
          </table:table-cell>
          <table:table-cell office:value-type="float" office:value="0.574996344692" calcext:value-type="float">
            <text:p>0.574996344692</text:p>
          </table:table-cell>
          <table:table-cell office:value-type="float" office:value="0.33514" calcext:value-type="float">
            <text:p>0.33514</text:p>
          </table:table-cell>
          <table:table-cell office:value-type="float" office:value="0.601765199006" calcext:value-type="float">
            <text:p>0.601765199006</text:p>
          </table:table-cell>
          <table:table-cell office:value-type="float" office:value="0.591439807684" calcext:value-type="float">
            <text:p>0.5914398076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40253109316" calcext:value-type="float">
            <text:p>0.540253109316</text:p>
          </table:table-cell>
          <table:table-cell office:value-type="float" office:value="0.652196998709" calcext:value-type="float">
            <text:p>0.652196998709</text:p>
          </table:table-cell>
          <table:table-cell office:value-type="float" office:value="0.461893" calcext:value-type="float">
            <text:p>0.461893</text:p>
          </table:table-cell>
          <table:table-cell office:value-type="float" office:value="0.559458331577" calcext:value-type="float">
            <text:p>0.559458331577</text:p>
          </table:table-cell>
          <table:table-cell office:value-type="float" office:value="0.590970563997" calcext:value-type="float">
            <text:p>0.590970563997</text:p>
          </table:table-cell>
        </table:table-row>
        <table:table-row table:style-name="ro1">
          <table:table-cell table:number-columns-repeated="6"/>
          <table:table-cell table:style-name="ce1" table:formula="of:=AVERAGE([.G8:.G11])" office:value-type="float" office:value="0.59576231052525" calcext:value-type="float">
            <text:p>0.59576231052525</text:p>
          </table:table-cell>
          <table:table-cell table:style-name="ce1" table:formula="of:=AVERAGE([.H8:.H11])" office:value-type="float" office:value="0.60867455108" calcext:value-type="float">
            <text:p>0.60867455108</text:p>
          </table:table-cell>
          <table:table-cell table:style-name="ce1" table:formula="of:=AVERAGE([.I8:.I11])" office:value-type="float" office:value="0.405963" calcext:value-type="float">
            <text:p>0.405963</text:p>
          </table:table-cell>
          <table:table-cell table:style-name="ce1" table:formula="of:=AVERAGE([.J8:.J11])" office:value-type="float" office:value="0.5974453394305" calcext:value-type="float">
            <text:p>0.5974453394305</text:p>
          </table:table-cell>
          <table:table-cell table:style-name="ce1" table:formula="of:=AVERAGE([.K8:.K11])" office:value-type="float" office:value="0.6007454396" calcext:value-type="float">
            <text:p>0.6007454396</text:p>
          </table:table-cell>
        </table:table-row>
        <table:table-row table:style-name="ro1">
          <table:table-cell table:number-columns-repeated="6"/>
          <table:table-cell table:style-name="ce2" table:formula="of:=STDEV([.G8:.G11])" office:value-type="float" office:value="0.0372041753746531" calcext:value-type="float">
            <text:p>0.037204175374653</text:p>
          </table:table-cell>
          <table:table-cell table:style-name="ce2" table:formula="of:=STDEV([.H8:.H11])" office:value-type="float" office:value="0.0321705484323365" calcext:value-type="float">
            <text:p>0.032170548432337</text:p>
          </table:table-cell>
          <table:table-cell table:style-name="ce2" table:formula="of:=STDEV([.I8:.I11])" office:value-type="float" office:value="0.05247360509183" calcext:value-type="float">
            <text:p>0.05247360509183</text:p>
          </table:table-cell>
          <table:table-cell table:style-name="ce2" table:formula="of:=STDEV([.J8:.J11])" office:value-type="float" office:value="0.0260147404754766" calcext:value-type="float">
            <text:p>0.026014740475477</text:p>
          </table:table-cell>
          <table:table-cell table:style-name="ce2" table:formula="of:=STDEV([.K8:.K11])" office:value-type="float" office:value="0.0111419999717756" calcext:value-type="float">
            <text:p>0.0111419999717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0528234115" calcext:value-type="float">
            <text:p>0.440528234115</text:p>
          </table:table-cell>
          <table:table-cell office:value-type="float" office:value="0.608366077913" calcext:value-type="float">
            <text:p>0.608366077913</text:p>
          </table:table-cell>
          <table:table-cell office:value-type="float" office:value="0.319813" calcext:value-type="float">
            <text:p>0.319813</text:p>
          </table:table-cell>
          <table:table-cell office:value-type="float" office:value="0.46625457396" calcext:value-type="float">
            <text:p>0.46625457396</text:p>
          </table:table-cell>
          <table:table-cell office:value-type="float" office:value="0.511018948096" calcext:value-type="float">
            <text:p>0.5110189480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84693695459" calcext:value-type="float">
            <text:p>0.484693695459</text:p>
          </table:table-cell>
          <table:table-cell office:value-type="float" office:value="0.721911561697" calcext:value-type="float">
            <text:p>0.721911561697</text:p>
          </table:table-cell>
          <table:table-cell office:value-type="float" office:value="0.436353" calcext:value-type="float">
            <text:p>0.436353</text:p>
          </table:table-cell>
          <table:table-cell office:value-type="float" office:value="0.518788124308" calcext:value-type="float">
            <text:p>0.518788124308</text:p>
          </table:table-cell>
          <table:table-cell office:value-type="float" office:value="0.579984183822" calcext:value-type="float">
            <text:p>0.5799841838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94498842694" calcext:value-type="float">
            <text:p>0.594498842694</text:p>
          </table:table-cell>
          <table:table-cell office:value-type="float" office:value="0.572017077043" calcext:value-type="float">
            <text:p>0.572017077043</text:p>
          </table:table-cell>
          <table:table-cell office:value-type="float" office:value="0.321557" calcext:value-type="float">
            <text:p>0.321557</text:p>
          </table:table-cell>
          <table:table-cell office:value-type="float" office:value="0.589862217436" calcext:value-type="float">
            <text:p>0.589862217436</text:p>
          </table:table-cell>
          <table:table-cell office:value-type="float" office:value="0.583041319111" calcext:value-type="float">
            <text:p>0.58304131911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6906744843" calcext:value-type="float">
            <text:p>0.576906744843</text:p>
          </table:table-cell>
          <table:table-cell office:value-type="float" office:value="0.515758133667" calcext:value-type="float">
            <text:p>0.515758133667</text:p>
          </table:table-cell>
          <table:table-cell office:value-type="float" office:value="0.344843" calcext:value-type="float">
            <text:p>0.344843</text:p>
          </table:table-cell>
          <table:table-cell office:value-type="float" office:value="0.563543919986" calcext:value-type="float">
            <text:p>0.563543919986</text:p>
          </table:table-cell>
          <table:table-cell office:value-type="float" office:value="0.544621414804" calcext:value-type="float">
            <text:p>0.544621414804</text:p>
          </table:table-cell>
        </table:table-row>
        <table:table-row table:style-name="ro1">
          <table:table-cell table:number-columns-repeated="6"/>
          <table:table-cell table:style-name="ce1" table:formula="of:=AVERAGE([.G15:.G18])" office:value-type="float" office:value="0.52415687927775" calcext:value-type="float">
            <text:p>0.52415687927775</text:p>
          </table:table-cell>
          <table:table-cell table:style-name="ce1" table:formula="of:=AVERAGE([.H15:.H18])" office:value-type="float" office:value="0.60451321258" calcext:value-type="float">
            <text:p>0.60451321258</text:p>
          </table:table-cell>
          <table:table-cell table:style-name="ce1" table:formula="of:=AVERAGE([.I15:.I18])" office:value-type="float" office:value="0.3556415" calcext:value-type="float">
            <text:p>0.3556415</text:p>
          </table:table-cell>
          <table:table-cell table:style-name="ce1" table:formula="of:=AVERAGE([.J15:.J18])" office:value-type="float" office:value="0.5346122089225" calcext:value-type="float">
            <text:p>0.5346122089225</text:p>
          </table:table-cell>
          <table:table-cell table:style-name="ce1" table:formula="of:=AVERAGE([.K15:.K18])" office:value-type="float" office:value="0.55466646645825" calcext:value-type="float">
            <text:p>0.55466646645825</text:p>
          </table:table-cell>
        </table:table-row>
        <table:table-row table:style-name="ro1">
          <table:table-cell table:number-columns-repeated="6"/>
          <table:table-cell table:style-name="ce2" table:formula="of:=STDEV([.G15:.G18])" office:value-type="float" office:value="0.0736696077164222" calcext:value-type="float">
            <text:p>0.073669607716422</text:p>
          </table:table-cell>
          <table:table-cell table:style-name="ce2" table:formula="of:=STDEV([.H15:.H18])" office:value-type="float" office:value="0.0870453517892889" calcext:value-type="float">
            <text:p>0.087045351789289</text:p>
          </table:table-cell>
          <table:table-cell table:style-name="ce2" table:formula="of:=STDEV([.I15:.I18])" office:value-type="float" office:value="0.0550042070724292" calcext:value-type="float">
            <text:p>0.055004207072429</text:p>
          </table:table-cell>
          <table:table-cell table:style-name="ce2" table:formula="of:=STDEV([.J15:.J18])" office:value-type="float" office:value="0.0541995549100941" calcext:value-type="float">
            <text:p>0.054199554910094</text:p>
          </table:table-cell>
          <table:table-cell table:style-name="ce2" table:formula="of:=STDEV([.K15:.K18])" office:value-type="float" office:value="0.033922106840503" calcext:value-type="float">
            <text:p>0.0339221068405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24252385042" calcext:value-type="float">
            <text:p>0.524252385042</text:p>
          </table:table-cell>
          <table:table-cell office:value-type="float" office:value="0.580022304986" calcext:value-type="float">
            <text:p>0.580022304986</text:p>
          </table:table-cell>
          <table:table-cell office:value-type="float" office:value="0.321911" calcext:value-type="float">
            <text:p>0.321911</text:p>
          </table:table-cell>
          <table:table-cell office:value-type="float" office:value="0.534531570036" calcext:value-type="float">
            <text:p>0.534531570036</text:p>
          </table:table-cell>
          <table:table-cell office:value-type="float" office:value="0.550729052314" calcext:value-type="float">
            <text:p>0.5507290523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2853497085" calcext:value-type="float">
            <text:p>0.432853497085</text:p>
          </table:table-cell>
          <table:table-cell office:value-type="float" office:value="0.645447409733" calcext:value-type="float">
            <text:p>0.645447409733</text:p>
          </table:table-cell>
          <table:table-cell office:value-type="float" office:value="0.322084" calcext:value-type="float">
            <text:p>0.322084</text:p>
          </table:table-cell>
          <table:table-cell office:value-type="float" office:value="0.463378509299" calcext:value-type="float">
            <text:p>0.463378509299</text:p>
          </table:table-cell>
          <table:table-cell office:value-type="float" office:value="0.518193329377" calcext:value-type="float">
            <text:p>0.5181933293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56225253262" calcext:value-type="float">
            <text:p>0.456225253262</text:p>
          </table:table-cell>
          <table:table-cell office:value-type="float" office:value="0.624552141982" calcext:value-type="float">
            <text:p>0.624552141982</text:p>
          </table:table-cell>
          <table:table-cell office:value-type="float" office:value="0.337332" calcext:value-type="float">
            <text:p>0.337332</text:p>
          </table:table-cell>
          <table:table-cell office:value-type="float" office:value="0.482218381585" calcext:value-type="float">
            <text:p>0.482218381585</text:p>
          </table:table-cell>
          <table:table-cell office:value-type="float" office:value="0.527280567497" calcext:value-type="float">
            <text:p>0.5272805674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84321479874" calcext:value-type="float">
            <text:p>0.384321479874</text:p>
          </table:table-cell>
          <table:table-cell office:value-type="float" office:value="0.656837161734" calcext:value-type="float">
            <text:p>0.656837161734</text:p>
          </table:table-cell>
          <table:table-cell office:value-type="float" office:value="0.334733" calcext:value-type="float">
            <text:p>0.334733</text:p>
          </table:table-cell>
          <table:table-cell office:value-type="float" office:value="0.419097410082" calcext:value-type="float">
            <text:p>0.419097410082</text:p>
          </table:table-cell>
          <table:table-cell office:value-type="float" office:value="0.484914824591" calcext:value-type="float">
            <text:p>0.484914824591</text:p>
          </table:table-cell>
        </table:table-row>
        <table:table-row table:style-name="ro1">
          <table:table-cell table:number-columns-repeated="6"/>
          <table:table-cell table:style-name="ce1" table:formula="of:=AVERAGE([.G22:.G25])" office:value-type="float" office:value="0.44941315381575" calcext:value-type="float">
            <text:p>0.44941315381575</text:p>
          </table:table-cell>
          <table:table-cell table:style-name="ce1" table:formula="of:=AVERAGE([.H22:.H25])" office:value-type="float" office:value="0.62671475460875" calcext:value-type="float">
            <text:p>0.62671475460875</text:p>
          </table:table-cell>
          <table:table-cell table:style-name="ce1" table:formula="of:=AVERAGE([.I22:.I25])" office:value-type="float" office:value="0.329015" calcext:value-type="float">
            <text:p>0.329015</text:p>
          </table:table-cell>
          <table:table-cell table:style-name="ce1" table:formula="of:=AVERAGE([.J22:.J25])" office:value-type="float" office:value="0.4748064677505" calcext:value-type="float">
            <text:p>0.4748064677505</text:p>
          </table:table-cell>
          <table:table-cell table:style-name="ce1" table:formula="of:=AVERAGE([.K22:.K25])" office:value-type="float" office:value="0.52027944344475" calcext:value-type="float">
            <text:p>0.52027944344475</text:p>
          </table:table-cell>
        </table:table-row>
        <table:table-row table:style-name="ro1">
          <table:table-cell table:number-columns-repeated="6"/>
          <table:table-cell table:style-name="ce2" table:formula="of:=STDEV([.G22:.G25])" office:value-type="float" office:value="0.0581906735854383" calcext:value-type="float">
            <text:p>0.058190673585438</text:p>
          </table:table-cell>
          <table:table-cell table:style-name="ce2" table:formula="of:=STDEV([.H22:.H25])" office:value-type="float" office:value="0.0338778862198231" calcext:value-type="float">
            <text:p>0.033877886219823</text:p>
          </table:table-cell>
          <table:table-cell table:style-name="ce2" table:formula="of:=STDEV([.I22:.I25])" office:value-type="float" office:value="0.00817258812535335" calcext:value-type="float">
            <text:p>0.008172588125353</text:p>
          </table:table-cell>
          <table:table-cell table:style-name="ce2" table:formula="of:=STDEV([.J22:.J25])" office:value-type="float" office:value="0.0478055842288498" calcext:value-type="float">
            <text:p>0.04780558422885</text:p>
          </table:table-cell>
          <table:table-cell table:style-name="ce2" table:formula="of:=STDEV([.K22:.K25])" office:value-type="float" office:value="0.0272714903446803" calcext:value-type="float">
            <text:p>0.027271490344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83706120058" calcext:value-type="float">
            <text:p>0.383706120058</text:p>
          </table:table-cell>
          <table:table-cell office:value-type="float" office:value="0.653778437657" calcext:value-type="float">
            <text:p>0.653778437657</text:p>
          </table:table-cell>
          <table:table-cell office:value-type="float" office:value="0.237207" calcext:value-type="float">
            <text:p>0.237207</text:p>
          </table:table-cell>
          <table:table-cell office:value-type="float" office:value="0.418262514103" calcext:value-type="float">
            <text:p>0.418262514103</text:p>
          </table:table-cell>
          <table:table-cell office:value-type="float" office:value="0.48359040301" calcext:value-type="float">
            <text:p>0.483590403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31498597865" calcext:value-type="float">
            <text:p>0.331498597865</text:p>
          </table:table-cell>
          <table:table-cell office:value-type="float" office:value="0.620620726677" calcext:value-type="float">
            <text:p>0.620620726677</text:p>
          </table:table-cell>
          <table:table-cell office:value-type="float" office:value="0.266089" calcext:value-type="float">
            <text:p>0.266089</text:p>
          </table:table-cell>
          <table:table-cell office:value-type="float" office:value="0.365558374078" calcext:value-type="float">
            <text:p>0.365558374078</text:p>
          </table:table-cell>
          <table:table-cell office:value-type="float" office:value="0.432162010362" calcext:value-type="float">
            <text:p>0.43216201036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72207340122" calcext:value-type="float">
            <text:p>0.472207340122</text:p>
          </table:table-cell>
          <table:table-cell office:value-type="float" office:value="0.665022307" calcext:value-type="float">
            <text:p>0.665022307</text:p>
          </table:table-cell>
          <table:table-cell office:value-type="float" office:value="0.297696" calcext:value-type="float">
            <text:p>0.297696</text:p>
          </table:table-cell>
          <table:table-cell office:value-type="float" office:value="0.501275035554" calcext:value-type="float">
            <text:p>0.501275035554</text:p>
          </table:table-cell>
          <table:table-cell office:value-type="float" office:value="0.552269131402" calcext:value-type="float">
            <text:p>0.5522691314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32588542127" calcext:value-type="float">
            <text:p>0.332588542127</text:p>
          </table:table-cell>
          <table:table-cell office:value-type="float" office:value="0.760004839991" calcext:value-type="float">
            <text:p>0.760004839991</text:p>
          </table:table-cell>
          <table:table-cell office:value-type="float" office:value="0.269982" calcext:value-type="float">
            <text:p>0.269982</text:p>
          </table:table-cell>
          <table:table-cell office:value-type="float" office:value="0.374738050019" calcext:value-type="float">
            <text:p>0.374738050019</text:p>
          </table:table-cell>
          <table:table-cell office:value-type="float" office:value="0.462695282396" calcext:value-type="float">
            <text:p>0.462695282396</text:p>
          </table:table-cell>
        </table:table-row>
        <table:table-row table:style-name="ro1">
          <table:table-cell table:number-columns-repeated="6"/>
          <table:table-cell table:style-name="ce1" table:formula="of:=AVERAGE([.G29:.G32])" office:value-type="float" office:value="0.380000150043" calcext:value-type="float">
            <text:p>0.380000150043</text:p>
          </table:table-cell>
          <table:table-cell table:style-name="ce1" table:formula="of:=AVERAGE([.H29:.H32])" office:value-type="float" office:value="0.67485657783125" calcext:value-type="float">
            <text:p>0.67485657783125</text:p>
          </table:table-cell>
          <table:table-cell table:style-name="ce1" table:formula="of:=AVERAGE([.I29:.I32])" office:value-type="float" office:value="0.2677435" calcext:value-type="float">
            <text:p>0.2677435</text:p>
          </table:table-cell>
          <table:table-cell table:style-name="ce1" table:formula="of:=AVERAGE([.J29:.J32])" office:value-type="float" office:value="0.4149584934385" calcext:value-type="float">
            <text:p>0.4149584934385</text:p>
          </table:table-cell>
          <table:table-cell table:style-name="ce1" table:formula="of:=AVERAGE([.K29:.K32])" office:value-type="float" office:value="0.4826792067925" calcext:value-type="float">
            <text:p>0.4826792067925</text:p>
          </table:table-cell>
        </table:table-row>
        <table:table-row table:style-name="ro1">
          <table:table-cell table:number-columns-repeated="6"/>
          <table:table-cell table:style-name="ce2" table:formula="of:=STDEV([.G29:.G32])" office:value-type="float" office:value="0.06612150745628" calcext:value-type="float">
            <text:p>0.06612150745628</text:p>
          </table:table-cell>
          <table:table-cell table:style-name="ce2" table:formula="of:=STDEV([.H29:.H32])" office:value-type="float" office:value="0.0598129165962202" calcext:value-type="float">
            <text:p>0.05981291659622</text:p>
          </table:table-cell>
          <table:table-cell table:style-name="ce2" table:formula="of:=STDEV([.I29:.I32])" office:value-type="float" office:value="0.0247479180336448" calcext:value-type="float">
            <text:p>0.024747918033645</text:p>
          </table:table-cell>
          <table:table-cell table:style-name="ce2" table:formula="of:=STDEV([.J29:.J32])" office:value-type="float" office:value="0.0619664367676061" calcext:value-type="float">
            <text:p>0.061966436767606</text:p>
          </table:table-cell>
          <table:table-cell table:style-name="ce2" table:formula="of:=STDEV([.K29:.K32])" office:value-type="float" office:value="0.0509736280024139" calcext:value-type="float">
            <text:p>0.0509736280024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85293987464" calcext:value-type="float">
            <text:p>0.385293987464</text:p>
          </table:table-cell>
          <table:table-cell office:value-type="float" office:value="0.622512158623" calcext:value-type="float">
            <text:p>0.622512158623</text:p>
          </table:table-cell>
          <table:table-cell office:value-type="float" office:value="0.229816" calcext:value-type="float">
            <text:p>0.229816</text:p>
          </table:table-cell>
          <table:table-cell office:value-type="float" office:value="0.417081063678" calcext:value-type="float">
            <text:p>0.417081063678</text:p>
          </table:table-cell>
          <table:table-cell office:value-type="float" office:value="0.475984776977" calcext:value-type="float">
            <text:p>0.4759847769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90746484486" calcext:value-type="float">
            <text:p>0.590746484486</text:p>
          </table:table-cell>
          <table:table-cell office:value-type="float" office:value="0.514071356404" calcext:value-type="float">
            <text:p>0.514071356404</text:p>
          </table:table-cell>
          <table:table-cell office:value-type="float" office:value="0.283781" calcext:value-type="float">
            <text:p>0.283781</text:p>
          </table:table-cell>
          <table:table-cell office:value-type="float" office:value="0.573634653612" calcext:value-type="float">
            <text:p>0.573634653612</text:p>
          </table:table-cell>
          <table:table-cell office:value-type="float" office:value="0.549748266783" calcext:value-type="float">
            <text:p>0.5497482667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61361430091" calcext:value-type="float">
            <text:p>0.361361430091</text:p>
          </table:table-cell>
          <table:table-cell office:value-type="float" office:value="0.74088820751" calcext:value-type="float">
            <text:p>0.74088820751</text:p>
          </table:table-cell>
          <table:table-cell office:value-type="float" office:value="0.188" calcext:value-type="float">
            <text:p>0.188</text:p>
          </table:table-cell>
          <table:table-cell office:value-type="float" office:value="0.402609512993" calcext:value-type="float">
            <text:p>0.402609512993</text:p>
          </table:table-cell>
          <table:table-cell office:value-type="float" office:value="0.485785457432" calcext:value-type="float">
            <text:p>0.48578545743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3839711054" calcext:value-type="float">
            <text:p>0.363839711054</text:p>
          </table:table-cell>
          <table:table-cell office:value-type="float" office:value="0.676497265573" calcext:value-type="float">
            <text:p>0.676497265573</text:p>
          </table:table-cell>
          <table:table-cell office:value-type="float" office:value="0.173426" calcext:value-type="float">
            <text:p>0.173426</text:p>
          </table:table-cell>
          <table:table-cell office:value-type="float" office:value="0.400896251563" calcext:value-type="float">
            <text:p>0.400896251563</text:p>
          </table:table-cell>
          <table:table-cell office:value-type="float" office:value="0.473186237084" calcext:value-type="float">
            <text:p>0.473186237084</text:p>
          </table:table-cell>
        </table:table-row>
        <table:table-row table:style-name="ro1">
          <table:table-cell table:number-columns-repeated="6"/>
          <table:table-cell table:style-name="ce1" table:formula="of:=AVERAGE([.G36:.G39])" office:value-type="float" office:value="0.42531040327375" calcext:value-type="float">
            <text:p>0.42531040327375</text:p>
          </table:table-cell>
          <table:table-cell table:style-name="ce1" table:formula="of:=AVERAGE([.H36:.H39])" office:value-type="float" office:value="0.6384922470275" calcext:value-type="float">
            <text:p>0.6384922470275</text:p>
          </table:table-cell>
          <table:table-cell table:style-name="ce1" table:formula="of:=AVERAGE([.I36:.I39])" office:value-type="float" office:value="0.21875575" calcext:value-type="float">
            <text:p>0.21875575</text:p>
          </table:table-cell>
          <table:table-cell table:style-name="ce1" table:formula="of:=AVERAGE([.J36:.J39])" office:value-type="float" office:value="0.4485553704615" calcext:value-type="float">
            <text:p>0.4485553704615</text:p>
          </table:table-cell>
          <table:table-cell table:style-name="ce1" table:formula="of:=AVERAGE([.K36:.K39])" office:value-type="float" office:value="0.496176184569" calcext:value-type="float">
            <text:p>0.496176184569</text:p>
          </table:table-cell>
        </table:table-row>
        <table:table-row table:style-name="ro1">
          <table:table-cell table:number-columns-repeated="6"/>
          <table:table-cell table:style-name="ce2" table:formula="of:=STDEV([.G36:.G39])" office:value-type="float" office:value="0.110812947008654" calcext:value-type="float">
            <text:p>0.110812947008654</text:p>
          </table:table-cell>
          <table:table-cell table:style-name="ce2" table:formula="of:=STDEV([.H36:.H39])" office:value-type="float" office:value="0.0960299179192576" calcext:value-type="float">
            <text:p>0.096029917919258</text:p>
          </table:table-cell>
          <table:table-cell table:style-name="ce2" table:formula="of:=STDEV([.I36:.I39])" office:value-type="float" office:value="0.0495019011781366" calcext:value-type="float">
            <text:p>0.049501901178137</text:p>
          </table:table-cell>
          <table:table-cell table:style-name="ce2" table:formula="of:=STDEV([.J36:.J39])" office:value-type="float" office:value="0.0837015979410228" calcext:value-type="float">
            <text:p>0.083701597941023</text:p>
          </table:table-cell>
          <table:table-cell table:style-name="ce2" table:formula="of:=STDEV([.K36:.K39])" office:value-type="float" office:value="0.0361209349689277" calcext:value-type="float">
            <text:p>0.0361209349689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61137440758" calcext:value-type="float">
            <text:p>0.0161137440758</text:p>
          </table:table-cell>
          <table:table-cell office:value-type="float" office:value="0.5" calcext:value-type="float">
            <text:p>0.5</text:p>
          </table:table-cell>
          <table:table-cell office:value-type="float" office:value="0.0582592" calcext:value-type="float">
            <text:p>0.0582592</text:p>
          </table:table-cell>
          <table:table-cell office:value-type="float" office:value="0.0199811941702" calcext:value-type="float">
            <text:p>0.0199811941702</text:p>
          </table:table-cell>
          <table:table-cell office:value-type="float" office:value="0.0312213039486" calcext:value-type="float">
            <text:p>0.031221303948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748362956" calcext:value-type="float">
            <text:p>0.50748362956</text:p>
          </table:table-cell>
          <table:table-cell office:value-type="float" office:value="0.500474383302" calcext:value-type="float">
            <text:p>0.500474383302</text:p>
          </table:table-cell>
          <table:table-cell office:value-type="float" office:value="0.0823458" calcext:value-type="float">
            <text:p>0.0823458</text:p>
          </table:table-cell>
          <table:table-cell office:value-type="float" office:value="0.506066117632" calcext:value-type="float">
            <text:p>0.506066117632</text:p>
          </table:table-cell>
          <table:table-cell office:value-type="float" office:value="0.503954635608" calcext:value-type="float">
            <text:p>0.5039546356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6483282393" calcext:value-type="float">
            <text:p>0.506483282393</text:p>
          </table:table-cell>
          <table:table-cell office:value-type="float" office:value="0.500140712946" calcext:value-type="float">
            <text:p>0.500140712946</text:p>
          </table:table-cell>
          <table:table-cell office:value-type="float" office:value="0.0813862" calcext:value-type="float">
            <text:p>0.0813862</text:p>
          </table:table-cell>
          <table:table-cell office:value-type="float" office:value="0.505201931664" calcext:value-type="float">
            <text:p>0.505201931664</text:p>
          </table:table-cell>
          <table:table-cell office:value-type="float" office:value="0.503292015935" calcext:value-type="float">
            <text:p>0.5032920159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161137440758" calcext:value-type="float">
            <text:p>0.0161137440758</text:p>
          </table:table-cell>
          <table:table-cell office:value-type="float" office:value="0.5" calcext:value-type="float">
            <text:p>0.5</text:p>
          </table:table-cell>
          <table:table-cell office:value-type="float" office:value="0.058299" calcext:value-type="float">
            <text:p>0.058299</text:p>
          </table:table-cell>
          <table:table-cell office:value-type="float" office:value="0.0199811941702" calcext:value-type="float">
            <text:p>0.0199811941702</text:p>
          </table:table-cell>
          <table:table-cell office:value-type="float" office:value="0.0312213039486" calcext:value-type="float">
            <text:p>0.0312213039486</text:p>
          </table:table-cell>
        </table:table-row>
        <table:table-row table:style-name="ro1">
          <table:table-cell table:number-columns-repeated="6"/>
          <table:table-cell table:style-name="ce1" table:formula="of:=AVERAGE([.G43:.G46])" office:value-type="float" office:value="0.26154860002615" calcext:value-type="float">
            <text:p>0.26154860002615</text:p>
          </table:table-cell>
          <table:table-cell table:style-name="ce1" table:formula="of:=AVERAGE([.H43:.H46])" office:value-type="float" office:value="0.500153774062" calcext:value-type="float">
            <text:p>0.500153774062</text:p>
          </table:table-cell>
          <table:table-cell table:style-name="ce1" table:formula="of:=AVERAGE([.I43:.I46])" office:value-type="float" office:value="0.07007255" calcext:value-type="float">
            <text:p>0.07007255</text:p>
          </table:table-cell>
          <table:table-cell table:style-name="ce1" table:formula="of:=AVERAGE([.J43:.J46])" office:value-type="float" office:value="0.2628076094091" calcext:value-type="float">
            <text:p>0.2628076094091</text:p>
          </table:table-cell>
          <table:table-cell table:style-name="ce1" table:formula="of:=AVERAGE([.K43:.K46])" office:value-type="float" office:value="0.26742231486005" calcext:value-type="float">
            <text:p>0.26742231486005</text:p>
          </table:table-cell>
        </table:table-row>
        <table:table-row table:style-name="ro1">
          <table:table-cell table:number-columns-repeated="6"/>
          <table:table-cell table:style-name="ce2" table:formula="of:=STDEV([.G43:.G46])" office:value-type="float" office:value="0.283404054551509" calcext:value-type="float">
            <text:p>0.283404054551509</text:p>
          </table:table-cell>
          <table:table-cell table:style-name="ce2" table:formula="of:=STDEV([.H43:.H46])" office:value-type="float" office:value="0.000223795890498838" calcext:value-type="float">
            <text:p>0.000223795890499</text:p>
          </table:table-cell>
          <table:table-cell table:style-name="ce2" table:formula="of:=STDEV([.I43:.I46])" office:value-type="float" office:value="0.0136235465244309" calcext:value-type="float">
            <text:p>0.013623546524431</text:p>
          </table:table-cell>
          <table:table-cell table:style-name="ce2" table:formula="of:=STDEV([.J43:.J46])" office:value-type="float" office:value="0.280392014365479" calcext:value-type="float">
            <text:p>0.280392014365479</text:p>
          </table:table-cell>
          <table:table-cell table:style-name="ce2" table:formula="of:=STDEV([.K43:.K46])" office:value-type="float" office:value="0.272741568616874" calcext:value-type="float">
            <text:p>0.2727415686168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9:27:51.849035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7T19:29:54.852510511</dc:date>
    <dc:creator>Dimitrios Pritsos</dc:creator>
    <meta:editing-duration>PT9M42S</meta:editing-duration>
    <meta:editing-cycles>2</meta:editing-cycles>
    <meta:generator>LibreOffice/5.2.2.2$Linux_X86_64 LibreOffice_project/20m0$Build-2</meta:generator>
    <meta:document-statistic meta:table-count="1" meta:cell-count="378" meta:object-count="0"/>
  </office:meta>
</office:document-meta>
</file>